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T1" style:family="text">
      <style:text-properties officeooo:rsid="001f2ddf"/>
    </style:style>
    <style:style style:name="T2" style:family="text">
      <style:text-properties officeooo:rsid="0020abdc"/>
    </style:style>
    <style:style style:name="T3" style:family="text">
      <style:text-properties fo:font-variant="normal" fo:text-transform="none" fo:color="#000000" style:font-name="Arial" fo:font-size="12pt" fo:letter-spacing="normal" fo:font-style="normal" fo:font-weight="normal" style:font-size-asian="12pt" style:font-size-complex="12pt"/>
    </style:style>
    <style:style style:name="T4" style:family="text">
      <style:text-properties officeooo:rsid="002170a3"/>
    </style:style>
  </office:automatic-styles>
  <office:body>
    <office:text>
      <text:tracked-changes>
        <text:changed-region xml:id="ct2274217570576" text:id="ct2274217570576">
          <text:deletion>
            <office:change-info>
              <dc:creator>Unknown Author</dc:creator>
              <dc:date>2023-11-21T09:23:41.883000000</dc:date>
            </office:change-info>
            <text:p text:style-name="P1">Copyright &lt;YEAR&gt; &lt;COPYRIGHT HOLDER&gt;</text:p>
            <text:p text:style-name="Standard"/>
            <text:p text:style-name="P1"/>
          </text:deletion>
        </text:changed-region>
        <text:changed-region xml:id="ct2274217574656" text:id="ct2274217574656">
          <text:insertion>
            <office:change-info>
              <dc:creator>Unknown Author</dc:creator>
              <dc:date>2023-11-21T09:25:29</dc:date>
            </office:change-info>
          </text:insertion>
        </text:changed-region>
        <text:changed-region xml:id="ct2274217573216" text:id="ct2274217573216">
          <text:insertion>
            <office:change-info>
              <dc:creator>Unknown Author</dc:creator>
              <dc:date>2023-11-21T09:26:19</dc:date>
            </office:change-info>
          </text:insertion>
        </text:changed-region>
        <text:changed-region xml:id="ct2274217576096" text:id="ct2274217576096">
          <text:deletion>
            <office:change-info>
              <dc:creator>Unknown Author</dc:creator>
              <dc:date>2023-11-21T09:23:41.883000000</dc:date>
            </office:change-info>
            <text:p text:style-name="P1"><text:span text:style-name="T1">this </text:span></text:p>
          </text:deletion>
        </text:changed-region>
        <text:changed-region xml:id="ct2274217572496" text:id="ct2274217572496">
          <text:insertion>
            <office:change-info>
              <dc:creator>Unknown Author</dc:creator>
              <dc:date>2023-11-21T09:27:01</dc:date>
            </office:change-info>
          </text:insertion>
        </text:changed-region>
        <text:changed-region xml:id="ct2274217576336" text:id="ct2274217576336">
          <text:deletion>
            <office:change-info>
              <dc:creator>Unknown Author</dc:creator>
              <dc:date>2023-11-21T09:23:41.883000000</dc:date>
            </office:change-info>
            <text:p text:style-name="P1"><text:span text:style-name="T1">associated </text:span></text:p>
          </text:deletion>
        </text:changed-region>
        <text:changed-region xml:id="ct2274217567216" text:id="ct2274217567216">
          <text:deletion>
            <office:change-info>
              <dc:creator>Unknown Author</dc:creator>
              <dc:date>2023-11-21T09:23:41.883000000</dc:date>
            </office:change-info>
            <text:p text:style-name="P1"><text:s/>files</text:p>
          </text:deletion>
        </text:changed-region>
        <text:changed-region xml:id="ct2274217578496" text:id="ct2274217578496">
          <text:insertion>
            <office:change-info>
              <dc:creator>Unknown Author</dc:creator>
              <dc:date>2023-11-21T09:27:20</dc:date>
            </office:change-info>
          </text:insertion>
        </text:changed-region>
        <text:changed-region xml:id="ct2274217565296" text:id="ct2274217565296">
          <text:deletion>
            <office:change-info>
              <dc:creator>Unknown Author</dc:creator>
              <dc:date>2023-11-21T09:23:41.883000000</dc:date>
            </office:change-info>
            <text:p text:style-name="P1"><text:span text:style-name="T1"><text:s/></text:span></text:p>
          </text:deletion>
        </text:changed-region>
        <text:changed-region xml:id="ct2274217569136" text:id="ct2274217569136">
          <text:deletion>
            <office:change-info>
              <dc:creator>Unknown Author</dc:creator>
              <dc:date>2023-11-21T09:23:41.883000000</dc:date>
            </office:change-info>
            <text:p text:style-name="P1">, to deal in the Software without restriction, including without limitation the rights</text:p>
          </text:deletion>
        </text:changed-region>
        <text:changed-region xml:id="ct2274217566256" text:id="ct2274217566256">
          <text:insertion>
            <office:change-info>
              <dc:creator>Unknown Author</dc:creator>
              <dc:date>2023-11-21T09:29:32</dc:date>
            </office:change-info>
          </text:insertion>
        </text:changed-region>
        <text:changed-region xml:id="ct2274217568416" text:id="ct2274217568416">
          <text:deletion>
            <office:change-info>
              <dc:creator>Unknown Author</dc:creator>
              <dc:date>2023-11-21T09:23:41.883000000</dc:date>
            </office:change-info>
            <text:p text:style-name="P1"><text:span text:style-name="T1"><text:s/>copy, modify, merge, publish, </text:span></text:p>
          </text:deletion>
        </text:changed-region>
        <text:changed-region xml:id="ct2274217576576" text:id="ct2274217576576">
          <text:insertion>
            <office:change-info>
              <dc:creator>Unknown Author</dc:creator>
              <dc:date>2023-11-21T09:29:48</dc:date>
            </office:change-info>
          </text:insertion>
        </text:changed-region>
        <text:changed-region xml:id="ct2274217565536" text:id="ct2274217565536">
          <text:insertion>
            <office:change-info>
              <dc:creator>Unknown Author</dc:creator>
              <dc:date>2023-11-21T09:29:59</dc:date>
            </office:change-info>
          </text:insertion>
        </text:changed-region>
        <text:changed-region xml:id="ct2274217573456" text:id="ct2274217573456">
          <text:insertion>
            <office:change-info>
              <dc:creator>Unknown Author</dc:creator>
              <dc:date>2023-11-21T09:30:00</dc:date>
            </office:change-info>
          </text:insertion>
        </text:changed-region>
        <text:changed-region xml:id="ct2274217575136" text:id="ct2274217575136">
          <text:deletion>
            <office:change-info>
              <dc:creator>Unknown Author</dc:creator>
              <dc:date>2023-11-21T09:23:41.883000000</dc:date>
            </office:change-info>
            <text:p text:style-name="P1"><text:span text:style-name="T1">sublicense, </text:span></text:p>
          </text:deletion>
        </text:changed-region>
        <text:changed-region xml:id="ct2274217577536" text:id="ct2274217577536">
          <text:insertion>
            <office:change-info>
              <dc:creator>Unknown Author</dc:creator>
              <dc:date>2023-11-21T09:30:55</dc:date>
            </office:change-info>
          </text:insertion>
        </text:changed-region>
        <text:changed-region xml:id="ct2274217576816" text:id="ct2274217576816">
          <text:deletion>
            <office:change-info>
              <dc:creator>Unknown Author</dc:creator>
              <dc:date>2023-11-21T09:23:41.883000000</dc:date>
            </office:change-info>
            <text:p text:style-name="P1"><text:span text:style-name="T1">/or sell copies of </text:span></text:p>
          </text:deletion>
        </text:changed-region>
        <text:changed-region xml:id="ct2274217578016" text:id="ct2274217578016">
          <text:insertion>
            <office:change-info>
              <dc:creator>Unknown Author</dc:creator>
              <dc:date>2023-11-21T09:32:51</dc:date>
            </office:change-info>
          </text:insertion>
        </text:changed-region>
        <text:changed-region xml:id="ct2274217569856" text:id="ct2274217569856">
          <text:insertion>
            <office:change-info>
              <dc:creator>Unknown Author</dc:creator>
              <dc:date>2023-11-21T09:33:06</dc:date>
            </office:change-info>
          </text:insertion>
        </text:changed-region>
        <text:changed-region xml:id="ct2274217578976" text:id="ct2274217578976">
          <text:deletion>
            <office:change-info>
              <dc:creator>Unknown Author</dc:creator>
              <dc:date>2023-11-21T09:23:41.883000000</dc:date>
            </office:change-info>
            <text:p text:style-name="P1">permit </text:p>
          </text:deletion>
        </text:changed-region>
        <text:changed-region xml:id="ct2274217570336" text:id="ct2274217570336">
          <text:insertion>
            <office:change-info>
              <dc:creator>Unknown Author</dc:creator>
              <dc:date>2023-11-21T09:33:15</dc:date>
            </office:change-info>
          </text:insertion>
        </text:changed-region>
        <text:changed-region xml:id="ct2274217570816" text:id="ct2274217570816">
          <text:deletion>
            <office:change-info>
              <dc:creator>Unknown Author</dc:creator>
              <dc:date>2023-11-21T09:23:41.883000000</dc:date>
            </office:change-info>
            <text:p text:style-name="P1"><text:span text:style-name="T1">persons </text:span></text:p>
          </text:deletion>
        </text:changed-region>
        <text:changed-region xml:id="ct2274217574416" text:id="ct2274217574416">
          <text:insertion>
            <office:change-info>
              <dc:creator>Unknown Author</dc:creator>
              <dc:date>2023-11-21T09:33:42</dc:date>
            </office:change-info>
          </text:insertion>
        </text:changed-region>
        <text:changed-region xml:id="ct2274217565776" text:id="ct2274217565776">
          <text:deletion>
            <office:change-info>
              <dc:creator>Unknown Author</dc:creator>
              <dc:date>2023-11-21T09:23:41.883000000</dc:date>
            </office:change-info>
            <text:p text:style-name="P1">conditions</text:p>
          </text:deletion>
        </text:changed-region>
        <text:changed-region xml:id="ct2274217575616" text:id="ct2274217575616">
          <text:deletion>
            <office:change-info>
              <dc:creator>Unknown Author</dc:creator>
              <dc:date>2023-11-21T09:23:41.883000000</dc:date>
            </office:change-info>
            <text:p text:style-name="P1"><text:span text:style-name="T3"/></text:p>
            <text:p text:style-name="P1"/>
            <text:p text:style-name="P1">The above copyright notice and this permission notice shall be included in all copies or substantial portions of the Software.</text:p>
            <text:p text:style-name="P1"><text:span text:style-name="T3"/></text:p>
          </text:deletion>
        </text:changed-region>
        <text:changed-region xml:id="ct2274217577776" text:id="ct2274217577776">
          <text:insertion>
            <office:change-info>
              <dc:creator>Unknown Author</dc:creator>
              <dc:date>2023-11-21T09:35:37</dc:date>
            </office:change-info>
          </text:insertion>
        </text:changed-region>
        <text:changed-region xml:id="ct2274217566496" text:id="ct2274217566496">
          <text:deletion>
            <office:change-info>
              <dc:creator>Unknown Author</dc:creator>
              <dc:date>2023-11-21T09:23:41.883000000</dc:date>
            </office:change-info>
            <text:p text:style-name="P1"/>
            <text:p text:style-name="P1"/>
          </text:deletion>
        </text:changed-region>
        <text:changed-region xml:id="ct2274217570096" text:id="ct2274217570096">
          <text:insertion>
            <office:change-info>
              <dc:creator>Unknown Author</dc:creator>
              <dc:date>2023-11-21T09:43:25</dc:date>
            </office:change-info>
          </text:insertion>
        </text:changed-region>
        <text:changed-region xml:id="ct2274217571536" text:id="ct2274217571536">
          <text:insertion>
            <office:change-info>
              <dc:creator>Unknown Author</dc:creator>
              <dc:date>2023-11-21T09:43:34</dc:date>
            </office:change-info>
          </text:insertion>
        </text:changed-region>
        <text:changed-region xml:id="ct2274217579696" text:id="ct2274217579696">
          <text:deletion>
            <office:change-info>
              <dc:creator>Unknown Author</dc:creator>
              <dc:date>2023-11-21T09:23:41.883000000</dc:date>
            </office:change-info>
            <text:p text:style-name="P1">AUTHORS OR COPYRIGHT HOLDERS </text:p>
          </text:deletion>
        </text:changed-region>
        <text:changed-region xml:id="ct2274217566736" text:id="ct2274217566736">
          <text:insertion>
            <office:change-info>
              <dc:creator>Unknown Author</dc:creator>
              <dc:date>2023-11-21T09:44:54</dc:date>
            </office:change-info>
          </text:insertion>
        </text:changed-region>
        <text:changed-region xml:id="ct2274217572256" text:id="ct2274217572256">
          <text:insertion>
            <office:change-info>
              <dc:creator>Unknown Author</dc:creator>
              <dc:date>2023-11-21T09:45:00</dc:date>
            </office:change-info>
          </text:insertion>
        </text:changed-region>
        <text:changed-region xml:id="ct2274217568656" text:id="ct2274217568656">
          <text:deletion>
            <office:change-info>
              <dc:creator>Unknown Author</dc:creator>
              <dc:date>2023-11-21T09:23:41.883000000</dc:date>
            </office:change-info>
            <text:p text:style-name="P1"><text:s/>CLAIM,</text:p>
          </text:deletion>
        </text:changed-region>
        <text:changed-region xml:id="ct2274217568896" text:id="ct2274217568896">
          <text:deletion>
            <office:change-info>
              <dc:creator>Unknown Author</dc:creator>
              <dc:date>2023-11-21T09:23:41.883000000</dc:date>
            </office:change-info>
            <text:p text:style-name="P1">AN ACTION O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 text:change-id="ct2274217570576"/>Permission is hereby granted, free of charge, to any person <text:change-start text:change-id="ct2274217574656"/><text:span text:style-name="T1">or organization </text:span><text:change-end text:change-id="ct2274217574656"/>obtaining a copy of <text:change-start text:change-id="ct2274217573216"/><text:span text:style-name="T1">the </text:span><text:change-end text:change-id="ct2274217573216"/><text:change text:change-id="ct2274217576096"/>software and <text:change-start text:change-id="ct2274217572496"/><text:span text:style-name="T1">accompanying </text:span><text:change-end text:change-id="ct2274217572496"/><text:change text:change-id="ct2274217576336"/>documentation<text:change text:change-id="ct2274217567216"/><text:change-start text:change-id="ct2274217578496"/> <text:span text:style-name="T1">covered by this license</text:span><text:change-end text:change-id="ct2274217578496"/><text:change text:change-id="ct2274217565296"/>(the “Software”)<text:change text:change-id="ct2274217569136"/> to use,<text:change-start text:change-id="ct2274217566256"/> <text:span text:style-name="T1">reproduce,</text:span><text:change-end text:change-id="ct2274217566256"/><text:change text:change-id="ct2274217568416"/><text:change-start text:change-id="ct2274217576576"/><text:span text:style-name="T1">display, </text:span><text:change-end text:change-id="ct2274217576576"/>distribute, <text:change-start text:change-id="ct2274217565536"/><text:span text:style-name="T1">exe</text:span><text:change-end text:change-id="ct2274217565536"/><text:change-start text:change-id="ct2274217573456"/><text:span text:style-name="T1">cute, </text:span><text:change-end text:change-id="ct2274217573456"/><text:change text:change-id="ct2274217575136"/>and<text:change-start text:change-id="ct2274217577536"/> <text:span text:style-name="T1">transmit </text:span><text:change-end text:change-id="ct2274217577536"/><text:change text:change-id="ct2274217576816"/>the Software, <text:change-start text:change-id="ct2274217578016"/><text:span text:style-name="T1">and to prepare derivative works of the Software</text:span><text:change-end text:change-id="ct2274217578016"/><text:change-start text:change-id="ct2274217569856"/><text:span text:style-name="T1">, </text:span><text:change-end text:change-id="ct2274217569856"/>and to <text:change text:change-id="ct2274217578976"/><text:change-start text:change-id="ct2274217570336"/><text:span text:style-name="T1">third-parties </text:span><text:change-end text:change-id="ct2274217570336"/><text:change text:change-id="ct2274217570816"/>to whom the Software is furnished to do so, <text:change-start text:change-id="ct2274217574416"/><text:span text:style-name="T2">all </text:span><text:change-end text:change-id="ct2274217574416"/>subject to the following <text:change text:change-id="ct2274217565776"/>:<text:change text:change-id="ct2274217575616"/><text:change-start text:change-id="ct2274217577776"/><text:span text:style-name="T3">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span></text:p>
      <text:p text:style-name="P1"><text:change-end text:change-id="ct2274217577776"/><text:change text:change-id="ct2274217566496"/>THE SOFTWARE IS PROVIDED “AS IS”, WITHOUT WARRANTY OF ANY KIND, EXPRESS OR IMPLIED, INCLUDING BUT NOT LIMITED TO THE WARRANTIES OF MERCHANTABILITY, FITNESS FOR A PARTICULAR PURPOSE<text:change-start text:change-id="ct2274217570096"/>, <text:span text:style-name="T2">TITLE</text:span><text:change-end text:change-id="ct2274217570096"/> AND NON<text:change-start text:change-id="ct2274217571536"/>-<text:change-end text:change-id="ct2274217571536"/>INFRINGEMENT. IN NO EVENT SHALL THE <text:change text:change-id="ct2274217579696"/><text:change-start text:change-id="ct2274217566736"/><text:span text:style-name="T4">OR ANYONE DISTRIBUT</text:span><text:change-end text:change-id="ct2274217566736"/><text:change-start text:change-id="ct2274217572256"/><text:span text:style-name="T4">ING THE SOFTWARE </text:span><text:change-end text:change-id="ct2274217572256"/>BE LIABLE FOR ANY<text:change text:change-id="ct2274217568656"/> DAMAGES OR OTHER LIABILITY, WHETHER IN <text:change text:change-id="ct2274217568896"/><text:s/>CONTRACT, TORT OR OTHERWISE, ARISING FROM, OUT OF OR IN CONNECTION WITH THE SOFTWARE OR THE USE OR OTHER DEALINGS IN THE SOFTW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09:22:42.954000000</meta:creation-date>
    <dc:date>2023-11-21T11:42:42.686000000</dc:date>
    <meta:editing-duration>PT1H49M</meta:editing-duration>
    <meta:editing-cycles>2</meta:editing-cycles>
    <meta:generator>LibreOffice/6.3.4.2$Windows_X86_64 LibreOffice_project/60da17e045e08f1793c57c00ba83cdfce946d0aa</meta:generator>
    <meta:document-statistic meta:table-count="0" meta:image-count="0" meta:object-count="0" meta:page-count="1" meta:paragraph-count="2" meta:word-count="197" meta:character-count="1250" meta:non-whitespace-character-count="1054"/>
  </office:meta>
</office:document-meta>
</file>